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9.367cm" fo:min-width="11.33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2.992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3.628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5.21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3.94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065cm" svg:height="9.843cm" svg:x="2.587cm" svg:y="3.222cm">
          <text:p text:style-name="P1">Espace mémoire des obje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2.065cm" svg:height="9.843cm" svg:x="3.54cm" svg:y="14.334cm">
          <text:p text:style-name="P1">Espace mémoire des obje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492cm" svg:height="2.223cm" svg:x="4.493cm" svg:y="17.191cm">
          <text:p text:style-name="P3"><text:span text:style-name="T1">Type: int</text:span></text:p>
          <text:p text:style-name="P3"><text:span text:style-name="T1">Valeur: 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128cm" svg:height="2.223cm" svg:x="4.175cm" svg:y="21.001cm">
          <text:p text:style-name="P3"><text:span text:style-name="T1">Type: float</text:span></text:p>
          <text:p text:style-name="P3"><text:span text:style-name="T1">Valeur: -3.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2.223cm" svg:x="8.62cm" svg:y="16.557cm">
          <text:p text:style-name="P3"><text:span text:style-name="T1">Type: str</text:span></text:p>
          <text:p text:style-name="P3"><text:span text:style-name="T1">Valeur: “Bonjour”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2.223cm" svg:x="8.938cm" svg:y="19.732cm">
          <text:p text:style-name="P3"><text:span text:style-name="T1">Type: bool</text:span></text:p>
          <text:p text:style-name="P3"><text:span text:style-name="T1">Valeur: Fal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2cm" svg:height="2.223cm" svg:x="4.809cm" svg:y="4.809cm">
          <text:p text:style-name="P1">Obje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2cm" svg:height="2.223cm" svg:x="4.809cm" svg:y="8.937cm">
          <text:p text:style-name="P1">Obje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2cm" svg:height="2.223cm" svg:x="9.89cm" svg:y="5.127cm">
          <text:p text:style-name="P1">Obje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2cm" svg:height="2.223cm" svg:x="9.572cm" svg:y="10.524cm">
          <text:p text:style-name="P1">Obje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2cm" svg:height="2.223cm" svg:x="9.255cm" svg:y="7.667cm">
          <text:p text:style-name="P1">Obje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16T19:42:10.562000000</dc:date>
    <dc:creator>Arnaud COUTURIER</dc:creator>
    <meta:editing-duration>PT34M36S</meta:editing-duration>
    <meta:editing-cycles>7</meta:editing-cycles>
    <meta:generator>LibreOffice/7.3.3.2$Windows_X86_64 LibreOffice_project/d1d0ea68f081ee2800a922cac8f79445e4603348</meta:generator>
    <meta:document-statistic meta:object-count="11"/>
  </office:meta>
</office:document-meta>
</file>